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500000984FA3EC85C5E5C5F5A.png" manifest:media-type="image/png"/>
  <manifest:file-entry manifest:full-path="Pictures/100000010000046500000984594E4768C39E1028.png" manifest:media-type="image/png"/>
  <manifest:file-entry manifest:full-path="Pictures/1000000000000BD000000FC05246FCB6D3E07CB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3.7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cccccc" draw:marker-start-width="0.28cm" draw:marker-end-width="0.28cm" draw:fill="none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2cm" svg:stroke-color="#cccccc" draw:marker-start-width="0.23cm" draw:marker-end-width="0.23cm" draw:fill="none" draw:fill-color="#cccccc" draw:textarea-horizontal-align="justify" draw:textarea-vertical-align="middle" draw:auto-grow-height="false" fo:min-height="0cm" fo:min-width="1.18cm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cccccc" draw:marker-start-width="0.28cm" draw:marker-end-width="0.28cm" draw:fill="solid" draw:fill-color="#ffffff" draw:textarea-horizontal-align="justify" draw:textarea-vertical-align="middle" draw:auto-grow-height="false" fo:min-height="0.2cm" fo:min-width="0.4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3.7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2cm" svg:stroke-color="#000000" draw:marker-start-width="0.23cm" draw:marker-end-width="0.23cm" draw:fill-color="#cccccc" draw:textarea-horizontal-align="justify" draw:textarea-vertical-align="middle" draw:auto-grow-height="false" fo:min-height="0cm" fo:min-width="1.18cm" fo:padding-top="0.135cm" fo:padding-bottom="0.135cm" fo:padding-left="0.26cm" fo:padding-right="0.26cm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b2b2b2" draw:textarea-horizontal-align="justify" draw:textarea-vertical-align="middle" draw:auto-grow-height="false" fo:min-height="0.2cm" fo:min-width="0.4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b2b2b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-width="0.28cm" draw:marker-end="Linienspitzen_20_1" draw:marker-end-width="0.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4cm" fo:min-width="3.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3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2.948cm" fo:min-width="0.908cm" fo:wrap-option="wrap"/>
    </style:style>
    <style:style style:name="gr21" style:family="graphic" style:parent-style-name="Objekt_20_ohne_20_Füllung_20_und_20_Linie">
      <style:graphic-properties draw:stroke="solid" svg:stroke-width="0.05cm" svg:stroke-color="#000000" draw:marker-start-width="0.28cm" draw:marker-end-width="0.28cm" draw:opacity="6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kt_20_ohne_20_Füllung_20_und_20_Linie">
      <style:graphic-properties draw:stroke="solid" svg:stroke-width="0.05cm" svg:stroke-color="#000000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cm" svg:stroke-color="#eeeeee" draw:marker-start-width="0.35cm" draw:marker-end-width="0.35cm" draw:fill="none" draw:textarea-horizontal-align="justify" draw:textarea-vertical-align="middle" draw:auto-grow-height="false" fo:min-height="0.9cm" fo:min-width="8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999999"/>
      <style:paragraph-properties fo:text-align="center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opacity="60%"/>
      <style:paragraph-properties fo:text-align="center"/>
    </style:style>
    <style:style style:name="P1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4.248cm" svg:height="18.999cm" svg:x="0.739cm" svg:y="0.733cm">
            <draw:image xlink:href="Pictures/1000000000000BD000000FC05246FCB6D3E07CBD.jpg" xlink:type="simple" xlink:show="embed" xlink:actuate="onLoad" draw:mime-type="image/jpeg">
              <text:p/>
            </draw:image>
          </draw:frame>
          <draw:g>
            <draw:g>
              <draw:custom-shape draw:style-name="gr2" draw:text-style-name="P2" draw:layer="layout" svg:width="0.5cm" svg:height="14cm" draw:transform="rotate (-0.261799387799149) translate (22.031cm 2.988cm)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5cm" svg:height="0.5cm" draw:transform="rotate (0.261799387799149) translate (21.864cm 3.262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4" draw:text-style-name="P4" draw:layer="layout" svg:width="1.7cm" svg:height="0.25cm" draw:transform="rotate (-0.261799387799149) translate (19.109cm 11.54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cm" svg:height="0.5cm" draw:transform="rotate (-0.261799387799149) translate (19.478cm 11.518cm)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6" draw:text-style-name="P6" draw:layer="layout" svg:width="0.5cm" svg:height="14cm" svg:x="21.787cm" svg:y="3.026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5cm" svg:height="0.5cm" svg:x="21.787cm" svg:y="3.176cm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8" draw:layer="layout" svg:width="1.7cm" svg:height="0.25cm" svg:x="21.177cm" svg:y="12.0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1cm" svg:height="0.5cm" svg:x="21.527cm" svg:y="11.92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75cm" svg:height="0.75cm" svg:x="21.277cm" svg:y="2.976cm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" draw:text-style-name="P9" draw:layer="layout" svg:width="0.75cm" svg:height="0.75cm" svg:x="22.057cm" svg:y="2.977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11" draw:text-style-name="P10" draw:layer="layout" svg:width="3.75cm" svg:height="1cm" svg:x="12.427cm" svg:y="0.426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11" draw:layer="layout" svg:width="3.75cm" svg:height="0.962cm" svg:x="12.427cm" svg:y="0.426cm">
              <draw:text-box>
                <text:p>Auflagekeil</text:p>
              </draw:text-box>
            </draw:frame>
          </draw:g>
          <draw:line draw:style-name="gr13" draw:text-style-name="P1" draw:layer="layout" svg:x1="12.277cm" svg:y1="1.176cm" svg:x2="8.727cm" svg:y2="2.576cm">
            <text:p/>
          </draw:line>
          <draw:line draw:style-name="gr14" draw:text-style-name="P1" draw:layer="layout" svg:x1="16.277cm" svg:y1="1.176cm" svg:x2="21.777cm" svg:y2="3.176cm">
            <text:p/>
          </draw:line>
          <draw:g>
            <draw:custom-shape draw:style-name="gr15" draw:text-style-name="P10" draw:layer="layout" svg:width="4.35cm" svg:height="1.7cm" svg:x="12.427cm" svg:y="13.026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11" draw:layer="layout" svg:width="4.35cm" svg:height="1.673cm" svg:x="12.427cm" svg:y="13.026cm">
              <draw:text-box>
                <text:p>Halterung Smartphone</text:p>
              </draw:text-box>
            </draw:frame>
          </draw:g>
          <draw:line draw:style-name="gr13" draw:text-style-name="P1" draw:layer="layout" svg:x1="12.277cm" svg:y1="13.426cm" svg:x2="8.327cm" svg:y2="11.481cm">
            <text:p/>
          </draw:line>
          <draw:g>
            <draw:custom-shape draw:style-name="gr17" draw:text-style-name="P10" draw:layer="layout" svg:width="1.85cm" svg:height="1cm" svg:x="8.527cm" svg:y="6.926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11" draw:layer="layout" svg:width="1.95cm" svg:height="0.962cm" svg:x="8.527cm" svg:y="6.926cm">
              <draw:text-box>
                <text:p>Stab</text:p>
              </draw:text-box>
            </draw:frame>
          </draw:g>
          <draw:line draw:style-name="gr18" draw:text-style-name="P1" draw:layer="layout" svg:x1="23.527cm" svg:y1="3.026cm" svg:x2="23.527cm" svg:y2="17.026cm">
            <text:p/>
          </draw:line>
          <draw:path draw:style-name="gr19" draw:text-style-name="P1" draw:layer="layout" svg:width="7.986cm" svg:height="7.566cm" draw:transform="rotate (-0.758345559991536) translate (21.6295665285837cm 9.9340483132058cm)" svg:viewBox="0 0 7987 7567" svg:d="M0 7565c3534 96 8072-4203 7986-7565">
            <text:p/>
          </draw:path>
          <draw:line draw:style-name="gr14" draw:text-style-name="P1" draw:layer="layout" svg:x1="17.027cm" svg:y1="13.426cm" svg:x2="21.077cm" svg:y2="12.181cm">
            <text:p/>
          </draw:line>
          <draw:line draw:style-name="gr18" draw:text-style-name="P1" draw:layer="layout" svg:x1="20.827cm" svg:y1="3.026cm" svg:x2="20.827cm" svg:y2="3.726cm">
            <text:p/>
          </draw:line>
          <draw:g>
            <draw:g>
              <draw:custom-shape draw:style-name="gr20" draw:text-style-name="P12" draw:layer="layout" svg:width="1.56cm" svg:height="3.35cm" draw:transform="rotate (-0.0872664625997166) translate (6.176cm 9.464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13" draw:layer="layout" svg:width="1.404cm" svg:height="3.081cm" draw:transform="rotate (-0.0872664625997166) translate (6.243cm 9.589cm)">
                <draw:image xlink:href="Pictures/100000010000046500000984594E4768C39E1028.png" xlink:type="simple" xlink:show="embed" xlink:actuate="onLoad" draw:mime-type="image/png">
                  <text:p/>
                </draw:image>
              </draw:frame>
            </draw:g>
            <draw:g>
              <draw:custom-shape draw:style-name="gr20" draw:text-style-name="P12" draw:layer="layout" svg:width="1.56cm" svg:height="3.35cm" svg:x="21.277cm" svg:y="8.5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13" draw:layer="layout" svg:width="1.404cm" svg:height="3.081cm" svg:x="21.355cm" svg:y="8.645cm">
                <draw:image xlink:href="Pictures/100000010000046500000984594E4768C39E1028.png" xlink:type="simple" xlink:show="embed" xlink:actuate="onLoad" draw:mime-type="image/png">
                  <text:p/>
                </draw:image>
              </draw:frame>
            </draw:g>
          </draw:g>
          <draw:frame draw:style-name="gr22" draw:text-style-name="P14" draw:layer="layout" svg:width="8.77cm" svg:height="19cm" svg:x="0.776cm" svg:y="20.452cm">
            <draw:image xlink:href="Pictures/100000010000046500000984594E4768C39E1028.png" xlink:type="simple" xlink:show="embed" xlink:actuate="onLoad" draw:mime-type="image/png">
              <text:p/>
            </draw:image>
          </draw:frame>
          <draw:frame draw:style-name="gr22" draw:text-style-name="P14" draw:layer="layout" svg:width="8.77cm" svg:height="19cm" svg:x="13.526cm" svg:y="18.252cm">
            <draw:image xlink:href="Pictures/100000010000046500000984FA3EC85C5E5C5F5A.png" xlink:type="simple" xlink:show="embed" xlink:actuate="onLoad" draw:mime-type="image/png">
              <text:p/>
            </draw:image>
          </draw:frame>
          <draw:custom-shape draw:style-name="gr23" draw:text-style-name="P1" draw:layer="layout" svg:width="8.6cm" svg:height="1.25cm" svg:x="0.877cm" svg:y="23.42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9.74cm" svg:y1="24.179cm" svg:x2="13.29cm" svg:y2="22.77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2-10-14T09:22:10.570376845</dc:date>
    <meta:editing-duration>PT28M10S</meta:editing-duration>
    <meta:editing-cycles>9</meta:editing-cycles>
    <meta:generator>LibreOffice/7.3.6.2$Linux_X86_64 LibreOffice_project/30$Build-2</meta:generator>
    <meta:document-statistic meta:object-count="43"/>
  </office:meta>
</office:document-meta>
</file>